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a74" officeooo:paragraph-rsid="001d0a74"/>
    </style:style>
    <style:style style:name="P2" style:family="paragraph" style:parent-style-name="Standard">
      <style:text-properties officeooo:rsid="001da5f1" officeooo:paragraph-rsid="001da5f1"/>
    </style:style>
    <style:style style:name="P3" style:family="paragraph" style:parent-style-name="Standard">
      <style:text-properties officeooo:paragraph-rsid="003ba576"/>
    </style:style>
    <style:style style:name="P4" style:family="paragraph" style:parent-style-name="Standard">
      <style:text-properties officeooo:rsid="0049a16b" officeooo:paragraph-rsid="0049a16b"/>
    </style:style>
    <style:style style:name="P5" style:family="paragraph" style:parent-style-name="Standard">
      <style:text-properties officeooo:rsid="005bd704" officeooo:paragraph-rsid="005ea6f7"/>
    </style:style>
    <style:style style:name="P6" style:family="paragraph" style:parent-style-name="Standard">
      <style:text-properties officeooo:rsid="006a663b" officeooo:paragraph-rsid="006a663b"/>
    </style:style>
    <style:style style:name="P7" style:family="paragraph" style:parent-style-name="Standard">
      <style:text-properties officeooo:rsid="006c7aac" officeooo:paragraph-rsid="008199c6"/>
    </style:style>
    <style:style style:name="P8" style:family="paragraph" style:parent-style-name="Standard">
      <style:text-properties officeooo:rsid="00996f41" officeooo:paragraph-rsid="00996f41"/>
    </style:style>
    <style:style style:name="P9" style:family="paragraph" style:parent-style-name="Standard">
      <style:text-properties officeooo:rsid="00abf28b" officeooo:paragraph-rsid="00abf28b"/>
    </style:style>
    <style:style style:name="P10" style:family="paragraph" style:parent-style-name="Standard">
      <style:text-properties officeooo:rsid="00316217" officeooo:paragraph-rsid="003ba576"/>
    </style:style>
    <style:style style:name="P11" style:family="paragraph" style:parent-style-name="Standard">
      <style:text-properties officeooo:rsid="006f255c" officeooo:paragraph-rsid="008199c6"/>
    </style:style>
    <style:style style:name="P12" style:family="paragraph" style:parent-style-name="Standard">
      <style:text-properties officeooo:rsid="00abf28b" officeooo:paragraph-rsid="00abf28b"/>
    </style:style>
    <style:style style:name="P13" style:family="paragraph" style:parent-style-name="Standard">
      <style:text-properties officeooo:rsid="00db0c3a" officeooo:paragraph-rsid="00db0c3a"/>
    </style:style>
    <style:style style:name="P14" style:family="paragraph" style:parent-style-name="Standard">
      <style:text-properties officeooo:rsid="00df9e7d" officeooo:paragraph-rsid="00df9e7d"/>
    </style:style>
    <style:style style:name="P15" style:family="paragraph" style:parent-style-name="Standard">
      <style:text-properties officeooo:rsid="00f0d227" officeooo:paragraph-rsid="00f0d227"/>
    </style:style>
    <style:style style:name="P16" style:family="paragraph" style:parent-style-name="Standard">
      <style:text-properties officeooo:rsid="00f76b9d" officeooo:paragraph-rsid="00f76b9d"/>
    </style:style>
    <style:style style:name="P17" style:family="paragraph" style:parent-style-name="Standard">
      <style:text-properties officeooo:rsid="0109720e" officeooo:paragraph-rsid="0109720e"/>
    </style:style>
    <style:style style:name="P18" style:family="paragraph" style:parent-style-name="Standard">
      <style:text-properties officeooo:rsid="011d1012" officeooo:paragraph-rsid="011d1012"/>
    </style:style>
    <style:style style:name="T1" style:family="text">
      <style:text-properties officeooo:rsid="001f5354"/>
    </style:style>
    <style:style style:name="T2" style:family="text">
      <style:text-properties officeooo:rsid="0022a799"/>
    </style:style>
    <style:style style:name="T3" style:family="text">
      <style:text-properties officeooo:rsid="00231fcb"/>
    </style:style>
    <style:style style:name="T4" style:family="text">
      <style:text-properties officeooo:rsid="003d6e1c"/>
    </style:style>
    <style:style style:name="T5" style:family="text">
      <style:text-properties officeooo:rsid="004a8479"/>
    </style:style>
    <style:style style:name="T6" style:family="text">
      <style:text-properties officeooo:rsid="005cd74a"/>
    </style:style>
    <style:style style:name="T7" style:family="text">
      <style:text-properties officeooo:rsid="006b03fa"/>
    </style:style>
    <style:style style:name="T8" style:family="text">
      <style:text-properties officeooo:rsid="006f255c"/>
    </style:style>
    <style:style style:name="T9" style:family="text">
      <style:text-properties officeooo:rsid="00933e3e"/>
    </style:style>
    <style:style style:name="T10" style:family="text">
      <style:text-properties officeooo:rsid="00a3a8cd"/>
    </style:style>
    <style:style style:name="T11" style:family="text">
      <style:text-properties officeooo:rsid="00aee19a"/>
    </style:style>
    <style:style style:name="T12" style:family="text">
      <style:text-properties officeooo:rsid="00cab5bf"/>
    </style:style>
    <style:style style:name="T13" style:family="text">
      <style:text-properties officeooo:rsid="00d04a53"/>
    </style:style>
    <style:style style:name="T14" style:family="text">
      <style:text-properties officeooo:rsid="00d0d152"/>
    </style:style>
    <style:style style:name="T15" style:family="text">
      <style:text-properties officeooo:rsid="00d1d9b3"/>
    </style:style>
    <style:style style:name="T16" style:family="text">
      <style:text-properties officeooo:rsid="00d46e8b"/>
    </style:style>
    <style:style style:name="T17" style:family="text">
      <style:text-properties officeooo:rsid="00d82660"/>
    </style:style>
    <style:style style:name="T18" style:family="text">
      <style:text-properties officeooo:rsid="00d96cad"/>
    </style:style>
    <style:style style:name="T19" style:family="text">
      <style:text-properties officeooo:rsid="00dbf588"/>
    </style:style>
    <style:style style:name="T20" style:family="text">
      <style:text-properties officeooo:rsid="00e05f44"/>
    </style:style>
    <style:style style:name="T21" style:family="text">
      <style:text-properties officeooo:rsid="00e56313"/>
    </style:style>
    <style:style style:name="T22" style:family="text">
      <style:text-properties officeooo:rsid="00f2b6ed"/>
    </style:style>
    <style:style style:name="T23" style:family="text">
      <style:text-properties officeooo:rsid="00f88859"/>
    </style:style>
    <style:style style:name="T24" style:family="text">
      <style:text-properties officeooo:rsid="010c3535"/>
    </style:style>
    <style:style style:name="T25" style:family="text">
      <style:text-properties officeooo:rsid="01225d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geht es darum die einzelnen Benchmark-<text:span text:style-name="T14">Werkzeuge</text:span> zu vergleichen. Dabei werden die einzelnen <text:span text:style-name="T13">Werkzeuge</text:span> analysiert und die Schwachstellen aufgezeigt. Dazu werden für die einzelnen Schwachstellen Lösungsansätze präsentiert bezugnehmend auf den derzeitigen Stand der Entwicklung der jeweiligen <text:span text:style-name="T12">Werkzeuge</text:span>.</text:p>
      <text:p text:style-name="P1"/>
      <text:p text:style-name="P2">Des Weiteren wird der umzusetzende <text:span text:style-name="T18">Anwendungsfall</text:span> beschrieben. Dazu gehört, was der <text:span text:style-name="T18">Anwendungsfall</text:span> zeigen soll mit einer detaillierten Architekturdarstellung zur Visualisierung. <text:span text:style-name="T1">Dabei werden auch erste getroffene Design-Entscheidungen erläutert.</text:span> </text:p>
      <text:p text:style-name="P2"/>
      <text:h text:style-name="Heading_20_2" text:outline-level="2">Analysephase der Benchmark-<text:span text:style-name="T2">Werkzeuge</text:span></text:h>
      <text:p text:style-name="Standard"/>
      <text:p text:style-name="Standard">Wenn man ein<text:span text:style-name="T3">e</text:span> eige<text:span text:style-name="T3">ne</text:span> <text:span text:style-name="T3">Anwendung</text:span> entwickelt hat oder ein<text:span text:style-name="T3">e</text:span> <text:span text:style-name="T3">fremde </text:span>Anwendung integrieren möchte stellt sich schnell auch die Frage, ob <text:span text:style-name="T3">die Anwendung auch für die ursprünglich geplanten Bedürfnisse auch geeignet ist. Um diese Frage beantworten zu können, braucht man erst einmal eine Vorstellung, welche Grenzwerte, sogenannte Metriken, noch akzeptable sind. Danach kann man sich ein Test-Setup überlegen, wie man die ausgewählten Metriken misst. Anschließend kann man die gemessenen Werte mit den geplanten Werten vergleichen, ob die Anwendung für den geplanten Einsatzzweck geeignet ist.</text:span></text:p>
      <text:p text:style-name="Standard"/>
      <text:p text:style-name="P10">Dabei will man natürlich möglichst den Messvorgang automatisieren um ihn auch mit unterschiedlichsten Konfigurationen wiederholen zu können und damit die verschiedenen Einsatzszenarios zu testen.</text:p>
      <text:p text:style-name="P3"/>
      <text:h text:style-name="Heading_20_3" text:outline-level="3">Stand der Entwicklung</text:h>
      <text:p text:style-name="Standard"/>
      <text:p text:style-name="Standard">Redis hat für die Performance-Messung ein eigenes Werkzeug „redis-benchmark“. Dieses Werkzeug ist komplett in C geschrieben. <text:span text:style-name="T4">Im Wesentlichen besteht das Werkzeug aus einer Event-Schleife für die Verarbeitung und einem Schreibprozess auf dem Socket. Dabei wurden viele alt bekannte Konzepte nochmals durch spezielle Wrapper gekapselt. Der Schreibprozess wurde ausgelagert in eine neue Bibliothek „hiredis“ und wird jetzt Schritt für Schritt in den Werkzeugen eingesetzt. Das Werkzeug stellt für alle Methoden, die Redis bereitstellt einen Test zur Verfügung.</text:span></text:p>
      <text:p text:style-name="Standard"/>
      <text:p text:style-name="P4">Memcached hat kein eigenes Tool zur Messung der Performance. <text:span text:style-name="T5">Erst mit Version 1.2 wird ein solches Tool „memaslab“ existieren. Es gibt jedoch einige externe Werkzeuge. Diese Werkzeuge bauen jedoch alle auf einer alten Version von „redis-benchmark“ auf. Das bekannteste Werkzeug ist dabei „mc-benchmark“. Die Entwickler haben dabei mehr oder weniger alles unnötige gelöscht und dann das Werkzeug angepasst. Jedoch benutzt keines der Werkzeuge die existierende Bibliothek „libmemcached“, welche extra von Memcached bereitgestellt wird und zusätzliche Konfiguration Möglichkeiten für Memcached bietet. Des Weiteren unterstützen die Werkzeuge nicht alle Methoden, die Memcached bereitstellt.</text:span></text:p>
      <text:p text:style-name="P4"/>
      <text:p text:style-name="P5">Voldemort hat ebenfalls wie Redis ein eigenes Performane-<text:span text:style-name="T6">Werkzeug „voldemort-performance-tool“, welches wie der Rest von Voldemort in Java geschrieben ist. Das Werkzeug bietet für alle Methoden von Voldemort einen Test an.</text:span></text:p>
      <text:p text:style-name="P5"/>
      <text:p text:style-name="P5"><text:span text:style-name="T15">Außerdem gibt es noch eine Reihe anderer Werkzeuge, welche von den großen Firmen wie Amazon, Google, Yahoo, … bereitgestellt werden und teilweise kostenpflichtig sind. Diese Werkzeuge sind dann </text:span><text:soft-page-break/><text:span text:style-name="T15">aber auch in der Lage mehrere Systeme abzudecken. Ein Open-Source Tool, welches mit Redis und Memcached umgehen kann, ist „Memtier“. </text:span></text:p>
      <text:p text:style-name="P4"/>
      <text:p text:style-name="P6">Aufgrund der wenigen Funktionalität und der nicht Benutzung von geeigneten Bibliotheken. Soll hier das Memcached-Werkzeug „mc-benchmark“ umgeschrieben werden, um eine bessere Konfiguration zu ermöglichen und die fehlenden Methoden zu unterstützen. <text:span text:style-name="T7">Dadurch ist es außerdem möglich einen besseren Bezug zum Benchmark-Werkzeug von Redis herzustellen.</text:span></text:p>
      <text:p text:style-name="P6"/>
      <text:h text:style-name="Heading_20_3" text:outline-level="3">Analyse- und Designprozess</text:h>
      <text:p text:style-name="Standard"/>
      <text:p text:style-name="P7">Bevor überhaupt auch nur eine Zeile Code entwickelt wird, erfolgt immer eine Analyse- und Design-Phase. <text:span text:style-name="T8">Dabei geht es darum die Anforderungen und Bedürfnisse der Kunden zu erfahren und festzuhalten um damit später in der Design-Phase bessere Entscheidungen treffen zu können. Dies ist notwendig, damit am Ende auch das vom Kunden gewünschte Produkt abgeliefert wird. Da dies ein komplexer Prozess ist, sind verschiedene Modelle und Methoden entwickelt worden, um diesen Prozess zu begleiten.</text:span></text:p>
      <text:p text:style-name="P7"/>
      <text:p text:style-name="P11">Zum einen gibt es die schwergewichtigen Prozessmodelle wie zum Beispiel Wasserfall. Auf der anderen Seite gibt es auch leichtgewichtige Prozesse wie Extrem Programming. Daneben gibt es noch die Modelle, die <text:span text:style-name="T16">sich </text:span>genau zwischen den beiden Seiten befinden. Allerdings muss man dabei beachten, dass dies nur Modelle sind und keine konkreten Arbeitsweisen, sondern jedes Modell muss an die jeweilige Umgebung angepasst werden. Die schwergewichtigen Modelle legen dabei ihren Fokus auf Organisation und Dokumentation und die leichtgewichtig Modelle legen ihren Fokus mehr auf der Implementierung des Projektes. Egal für welches Modell man sich am Ende auch entscheidet, kann man die Anforderung des Kunden nicht mit einem oder wenigen Terminen vollständig erfassen, da meistens die Kunden zu Beginn des Projektes selbst noch keine Vorstellung von der benötigten Funktionalität haben, sondern diese erst entwickeln müssen. Die leichtgewichtig Modelle haben hierbei einen Vorteil, da sie besser mit dynamischen Änderungswünschen des Kunden umgehen können als die schwergewichtigen Modelle.</text:p>
      <text:p text:style-name="P7"/>
      <text:h text:style-name="Heading_20_3" text:outline-level="3">Anforderung des Benchmark-Werkzeug<text:span text:style-name="T9">e</text:span>s</text:h>
      <text:p text:style-name="Standard"/>
      <text:p text:style-name="P8">Das umgeschriebene Programm „mc-benchmark“ muss dieselbe Funktionalität erfüllen, wie das Original. <text:span text:style-name="T10">Ein Punkt ist dabei, dass die Tests konfigurierbar sein müssen, um zum Beispiel die Serveradresse des Servers zu ändern, gegen den die Tests gefahren werden. Der andere Punkt ist, dass die beiden bisherigen Methoden „get“ und „set“ auch weiterhin unterstützt werden. Es kann jedoch im Laufe der Entwicklung zu Änderungen kommen, wenn man auf „libmemcached“ statt „hiredis“ benutzt wird.</text:span></text:p>
      <text:p text:style-name="P8"/>
      <text:p text:style-name="P9">Allerdings gibt es noch ein<text:span text:style-name="T11">e</text:span> Reihe zusätzlicher Anforderungen. <text:span text:style-name="T11">Dazu gehört, dass die fehlenden Methoden vom Werkzeug mit abgedeckt werden sollen, wie „add“, „replace“, „append“, „prepand“, „delete“, „incr/decr“, … . Diese Anforderung ist einfach umzusetzen, da man auf die vorhandenen Tests zugreifen und diese ggf. anpassen kann.</text:span></text:p>
      <text:p text:style-name="P9"/>
      <text:p text:style-name="P9"/>
      <text:p text:style-name="P9"/>
      <text:h text:style-name="Heading_20_2" text:outline-level="2"><text:soft-page-break/>Analysephase des <text:span text:style-name="T17">Anwendungsfalls</text:span></text:h>
      <text:p text:style-name="P9"/>
      <text:p text:style-name="P13">Die jeweiligen NoSql-Systeme sind alleine noch nicht sehr sinnvoll, sondern erst in Zusammenarbeit mit einer Anwendung. <text:span text:style-name="T19">Der Ablauf ist dabei immer gleich. Zuerst wird eine Verbindung zum NoSql-System aufgebaut. Anschließend werden Daten zwischen beiden Systemen übertragen. Abschließend wird die Verbindung wieder abgebaut. Um nicht für jede neue Anwendung diesen Prozess neu implementieren zu müssen, greift man auf Bibliotheken zu, welche diesen Prozess implementieren. </text:span></text:p>
      <text:p text:style-name="P13"/>
      <text:p text:style-name="P14">Für alle gängigen NoSql-Systeme und Programmiersprachen gibt es heutzutage eine entsprechende Bibliothek <text:span text:style-name="T20">oder auch mehrere, von denen meistens eine vom Hersteller bevorzugt wird</text:span>. <text:span text:style-name="T21">Da der Anwendungsfall in der Programmiersprache Python umgesetzt werden soll, kommen auch nur die Bibliothek für Python in Frage. Dabei unterscheidet man zwischen Bibliotheken, welche rein in Python umgesetzt sind und solchen die nur als Wrapper für die jeweiligen C Bibliotheken dienen. Das NoSql-System Voldemort hat nur eine Python-Bibliothek, welche von den Entwicklern bereitgestellt wird. Für Redis sind mehrere Bibliotheken verfügbar, jedoch wird von den Herstellern die Bibliothek „redis-py“ bevorzugt. Bei Memcached gibt es mehrere Bibliotheken, welche frei wählbar sind.</text:span></text:p>
      <text:p text:style-name="P14"/>
      <text:h text:style-name="Heading_20_3" text:outline-level="3">Beschreibung des Anwendungsfalls</text:h>
      <text:p text:style-name="Standard"/>
      <text:p text:style-name="P15">Als Anwendungsfall soll ein <text:span text:style-name="T22">Abstimmungss</text:span>ystem entwickelt werden. Dabei geben die Benutzer Bewertungen <text:span text:style-name="T22">für die jeweiligen Sachen ab und ein Algorithmus erstellt daraus eine neue Liste. Der Administrator kann neue Gegenstände ins System einstellen. Sowohl der Administrator als auch die Benutzer können sich jederzeit die neuste Liste ansehen.</text:span></text:p>
      <text:p text:style-name="P15"/>
      <text:h text:style-name="Heading_20_3" text:outline-level="3">Beschreibung der Architektur und Entscheidungen</text:h>
      <text:p text:style-name="Standard"/>
      <text:p text:style-name="P16">Der Anwendungsfall soll als Web-Anwendung umgesetzt werden und in der Programmiersprache Python. <text:span text:style-name="T23">Dadurch besteht die Anwendung aus vier Komponenten das Frontend, das Backend, die Datenbank und das jeweilige NoSql-System. Je nach Anforderung und eigener Erfahrung kann man sich nun bei einzelnen Komponenten, allen Komponenten oder keiner Komponente unterstützen lassen. <text:s text:c="2"/>Dies hat einen Einfluss auf die zugrundeliegende Architektur. Wenn man nur bei einigen Komponenten Unterstützung haben möchte, setzt man sogenannte Micro-Frameworks ein. Wenn man in bei allen Komponenten unterstützt werden möchte, nimmt man sogenannte Full-Stack-Frameworks. Wer keine Unterstützung braucht benutzt verschiedene Bibliotheken, welche eine gewisse Funktionalität bereitstellen uns selbständig integriert werden müssen. </text:span></text:p>
      <text:p text:style-name="P16"/>
      <text:p text:style-name="P17">Für dieses Projekt wurde das Full-Stack-Framework „django“ ausgewählt, weil es weit verbreitet ist. Außerdem bietet es für viele bekannte Probleme bereits vorgefertigte Lösungen an. <text:span text:style-name="T24">Dazu gehört zum Beispiel die Integration von NoSql-Systemen. Django unterstützt dabei von Hause aus Memcached. Redis lässt sich einfach über eine Bibliothek mit anbinden. Auch unterstützt django die Anbindung einer Datenbank, welche jedoch der Einfachheit halber schon gefüllt sein kann.</text:span></text:p>
      <text:p text:style-name="P17"/>
      <text:p text:style-name="P18">Das Frontend besteht dabei aus Html-Seiten für die Struktur, welche spezielle Makros enthalten, um die Daten aus dem Backend anzuzeigen. <text:span text:style-name="T25">Das Backend ist das Herz der Anwendung und besteht aus Python-Dateien. Es sorgt für die Kommunikation mit der Datenbank und bereitet deren Daten für das Frontend auf. Außerdem sorgt das Backend für die Kommunikation mit dem NoSql-System, um die </text:span><text:soft-page-break/><text:span text:style-name="T25">Daten für einen schnelleren Zugriff abzulegen. Die Datenbank speichert die Daten für den späteren Gebrau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22:37:08.941954527</meta:creation-date>
    <meta:generator>LibreOffice/5.4.0.3$Linux_X86_64 LibreOffice_project/40m0$Build-3</meta:generator>
    <dc:date>2017-08-05T23:56:24.783854670</dc:date>
    <meta:editing-duration>PT12H34M17S</meta:editing-duration>
    <meta:editing-cycles>218</meta:editing-cycles>
    <meta:document-statistic meta:table-count="0" meta:image-count="0" meta:object-count="0" meta:page-count="4" meta:paragraph-count="26" meta:word-count="1276" meta:character-count="9436" meta:non-whitespace-character-count="8180"/>
  </office:meta>
</office:document-meta>
</file>